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08cm"/>
    </style:style>
    <style:style style:name="co4" style:family="table-column">
      <style:table-column-properties fo:break-before="auto" style:column-width="11.021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12.76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1">
          <table:table-cell office:value-type="string">
            <text:p>Расчет стоимости партии принтеров</text:p>
          </table:table-cell>
          <table:table-cell/>
          <table:table-cell office:value-type="string">
            <text:p>Сколько шт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Что</text:p>
          </table:table-cell>
          <table:table-cell table:style-name="ce1" office:value-type="string">
            <text:p>Поставщик</text:p>
          </table:table-cell>
          <table:table-cell table:style-name="ce1" office:value-type="string">
            <text:p>Цена</text:p>
          </table:table-cell>
          <table:table-cell table:style-name="ce1" office:value-type="string">
            <text:p>Кол-во</text:p>
          </table:table-cell>
          <table:table-cell table:style-name="ce1" office:value-type="string">
            <text:p>Итого</text:p>
          </table:table-cell>
          <table:table-cell table:style-name="ce1" office:value-type="string">
            <text:p>Примечание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Электроника RAMPS</text:p>
          </table:table-cell>
          <table:table-cell office:value-type="string">
            <text:p>reprapworld</text:p>
          </table:table-cell>
          <table:table-cell office:value-type="float" office:value="7200">
            <text:p>7200</text:p>
          </table:table-cell>
          <table:table-cell table:formula="of:=[.D1]" office:value-type="float" office:value="5">
            <text:p>5</text:p>
          </table:table-cell>
          <table:table-cell table:formula="of:=[.C3]*[.D3]" office:value-type="float" office:value="36000">
            <text:p>36000</text:p>
          </table:table-cell>
          <table:table-cell office:value-type="string">
            <text:p>там же можно купить и шаговики дешевле, и ремни, и термисторы для термостола, стол дешевле сделать у нас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хороший набор тут:</text:p>
          </table:table-cell>
          <table:table-cell table:style-name="ce3" office:value-type="string">
            <text:p>http://reprapworld.com/?products_details&amp;products_id=96&amp;cPath=1591_1606</text:p>
          </table:table-cell>
          <table:table-cell office:value-type="string">
            <text:p>Вместе с движками и термисторами стоит 180 евро = 7200</text:p>
          </table:table-cell>
          <table:table-cell table:number-columns-repeated="1016"/>
        </table:table-row>
        <table:table-row table:style-name="ro1">
          <table:table-cell office:value-type="string">
            <text:p>Термостол плата</text:p>
          </table:table-cell>
          <table:table-cell office:value-type="string">
            <text:p>Ps-electro (изготовить) + chipdip (компоненты)</text:p>
          </table:table-cell>
          <table:table-cell office:value-type="float" office:value="12000">
            <text:p>12000</text:p>
          </table:table-cell>
          <table:table-cell office:value-type="float" office:value="1">
            <text:p>1</text:p>
          </table:table-cell>
          <table:table-cell table:formula="of:=[.C5]*[.D5]" office:value-type="float" office:value="12000">
            <text:p>12000</text:p>
          </table:table-cell>
          <table:table-cell office:value-type="string">
            <text:p>партия столов в 24 шт стоит 12 тыс, но ее изготовление надо проплачивать целиком</text:p>
          </table:table-cell>
          <table:table-cell table:number-columns-repeated="1018"/>
        </table:table-row>
        <table:table-row table:style-name="ro1">
          <table:table-cell office:value-type="string">
            <text:p>БП 550Вт, USB, шнур питания</text:p>
          </table:table-cell>
          <table:table-cell office:value-type="string">
            <text:p>Квеста</text:p>
          </table:table-cell>
          <table:table-cell office:value-type="float" office:value="1000">
            <text:p>1000</text:p>
          </table:table-cell>
          <table:table-cell table:formula="of:=[.D1]" office:value-type="float" office:value="5">
            <text:p>5</text:p>
          </table:table-cell>
          <table:table-cell table:formula="of:=[.C6]*[.D6]" office:value-type="float" office:value="5000">
            <text:p>5000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Разъемы, контакты, резисторы нагрева, концевики,</text:p>
          </table:table-cell>
          <table:table-cell office:value-type="string">
            <text:p>Радиотехника в Академе или в городе</text:p>
          </table:table-cell>
          <table:table-cell office:value-type="float" office:value="500">
            <text:p>500</text:p>
          </table:table-cell>
          <table:table-cell table:formula="of:=[.D1]" office:value-type="float" office:value="5">
            <text:p>5</text:p>
          </table:table-cell>
          <table:table-cell table:formula="of:=[.C7]*[.D7]" office:value-type="float" office:value="2500">
            <text:p>2500</text:p>
          </table:table-cell>
          <table:table-cell table:number-columns-repeated="1019"/>
        </table:table-row>
        <table:table-row table:style-name="ro1">
          <table:table-cell office:value-type="string">
            <text:p>Оргстекло</text:p>
          </table:table-cell>
          <table:table-cell office:value-type="string">
            <text:p>ТД Пластик-Н ООО (parts-laser.txt)</text:p>
          </table:table-cell>
          <table:table-cell table:formula="of:=15350+5650" office:value-type="float" office:value="21000">
            <text:p>21000</text:p>
          </table:table-cell>
          <table:table-cell office:value-type="float" office:value="1">
            <text:p>1</text:p>
          </table:table-cell>
          <table:table-cell table:formula="of:=[.C8]*[.D8]" office:value-type="float" office:value="21000">
            <text:p>21000</text:p>
          </table:table-cell>
          <table:table-cell office:value-type="string">
            <text:p>1 листа хватит на &gt;50 принтеров, поэтому можно истратить пока лишь кусок стекла. Но купить надо целиком.</text:p>
          </table:table-cell>
          <table:table-cell table:number-columns-repeated="1018"/>
        </table:table-row>
        <table:table-row table:style-name="ro1">
          <table:table-cell office:value-type="string">
            <text:p>Резка оргстекла</text:p>
          </table:table-cell>
          <table:table-cell office:value-type="string">
            <text:p>Л-Пласт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formula="of:=[.C9]*[.D9]" office:value-type="float" office:value="5000">
            <text:p>5000</text:p>
          </table:table-cell>
          <table:table-cell table:number-columns-repeated="1019"/>
        </table:table-row>
        <table:table-row table:style-name="ro1">
          <table:table-cell office:value-type="string">
            <text:p>Шаговики</text:p>
          </table:table-cell>
          <table:table-cell office:value-type="string">
            <text:p>Степмотор</text:p>
          </table:table-cell>
          <table:table-cell office:value-type="float" office:value="3600">
            <text:p>3600</text:p>
          </table:table-cell>
          <table:table-cell table:formula="of:=[.D1]" office:value-type="float" office:value="5">
            <text:p>5</text:p>
          </table:table-cell>
          <table:table-cell/>
          <table:table-cell table:formula="of:=[.C10]*[.D10]" office:value-type="float" office:value="18000">
            <text:p>18000</text:p>
          </table:table-cell>
          <table:table-cell office:value-type="string">
            <text:p>Жутко дорого 900 р за движок.</text:p>
          </table:table-cell>
          <table:table-cell table:number-columns-repeated="1017"/>
        </table:table-row>
        <table:table-row table:style-name="ro1">
          <table:table-cell office:value-type="string">
            <text:p>Ремни</text:p>
          </table:table-cell>
          <table:table-cell office:value-type="string">
            <text:p>ЗИП Балтика? Есть ли дешевле у нас или опять на reprapworld?</text:p>
          </table:table-cell>
          <table:table-cell office:value-type="float" office:value="960">
            <text:p>960</text:p>
          </table:table-cell>
          <table:table-cell table:formula="of:=[.D1]" office:value-type="float" office:value="5">
            <text:p>5</text:p>
          </table:table-cell>
          <table:table-cell table:formula="of:=[.C11]*[.D11]" office:value-type="float" office:value="4800">
            <text:p>4800</text:p>
          </table:table-cell>
          <table:table-cell office:value-type="string">
            <text:p>316XL=160р+2м XL=640р == 800р+20%НДС=960</text:p>
          </table:table-cell>
          <table:table-cell table:number-columns-repeated="1018"/>
        </table:table-row>
        <table:table-row table:style-name="ro1">
          <table:table-cell office:value-type="string">
            <text:p>Подшипники</text:p>
          </table:table-cell>
          <table:table-cell office:value-type="string">
            <text:p>Пчелка</text:p>
          </table:table-cell>
          <table:table-cell office:value-type="float" office:value="200">
            <text:p>200</text:p>
          </table:table-cell>
          <table:table-cell table:formula="of:=[.D1]" office:value-type="float" office:value="5">
            <text:p>5</text:p>
          </table:table-cell>
          <table:table-cell table:formula="of:=[.C12]*[.D12]"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office:value-type="string">
            <text:p>Фторопласт</text:p>
          </table:table-cell>
          <table:table-cell office:value-type="string">
            <text:p>Резинотехника</text:p>
          </table:table-cell>
          <table:table-cell office:value-type="float" office:value="80">
            <text:p>80</text:p>
          </table:table-cell>
          <table:table-cell table:formula="of:=[.D1]" office:value-type="float" office:value="5">
            <text:p>5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office:value-type="string">
            <text:p>Капролон</text:p>
          </table:table-cell>
          <table:table-cell office:value-type="string">
            <text:p>Резинотехника</text:p>
          </table:table-cell>
          <table:table-cell office:value-type="float" office:value="50">
            <text:p>50</text:p>
          </table:table-cell>
          <table:table-cell table:formula="of:=[.D1]" office:value-type="float" office:value="5">
            <text:p>5</text:p>
          </table:table-cell>
          <table:table-cell table:formula="of:=[.C14]*[.D14]" office:value-type="float" office:value="250">
            <text:p>250</text:p>
          </table:table-cell>
          <table:table-cell office:value-type="string">
            <text:p>втулки</text:p>
          </table:table-cell>
          <table:table-cell table:number-columns-repeated="1018"/>
        </table:table-row>
        <table:table-row table:style-name="ro1">
          <table:table-cell office:value-type="string">
            <text:p>Латунь</text:p>
          </table:table-cell>
          <table:table-cell office:value-type="string">
            <text:p>Метаколор</text:p>
          </table:table-cell>
          <table:table-cell office:value-type="float" office:value="50">
            <text:p>50</text:p>
          </table:table-cell>
          <table:table-cell table:formula="of:=[.D1]" office:value-type="float" office:value="5">
            <text:p>5</text:p>
          </table:table-cell>
          <table:table-cell table:formula="of:=[.C15]*[.D15]" office:value-type="float" office:value="250">
            <text:p>250</text:p>
          </table:table-cell>
          <table:table-cell table:number-columns-repeated="1019"/>
        </table:table-row>
        <table:table-row table:style-name="ro1">
          <table:table-cell office:value-type="string">
            <text:p>Направляющие</text:p>
          </table:table-cell>
          <table:table-cell office:value-type="string">
            <text:p>Китай</text:p>
          </table:table-cell>
          <table:table-cell table:formula="of:=565*32" office:value-type="float" office:value="18080">
            <text:p>18080</text:p>
          </table:table-cell>
          <table:table-cell office:value-type="float" office:value="1">
            <text:p>1</text:p>
          </table:table-cell>
          <table:table-cell table:formula="of:=[.C16]*[.D16]" office:value-type="float" office:value="18080">
            <text:p>18080</text:p>
          </table:table-cell>
          <table:table-cell office:value-type="string">
            <text:p>Нужно пробить покупку на alibaba, иначе придется брать гораздо дороже. Указана средняя цена между $1 и $5 за штуку 8mm x 400mm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Крепеж</text:p>
          </table:table-cell>
          <table:table-cell office:value-type="float" office:value="200">
            <text:p>200</text:p>
          </table:table-cell>
          <table:table-cell table:formula="of:=[.D1]" office:value-type="float" office:value="5">
            <text:p>5</text:p>
          </table:table-cell>
          <table:table-cell table:formula="of:=[.C17]*[.D17]"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office:value-type="string">
            <text:p>Шпильки, швеллер алюм, трубка алюм</text:p>
          </table:table-cell>
          <table:table-cell office:value-type="string">
            <text:p>Абрис или Леруа Мерлен</text:p>
          </table:table-cell>
          <table:table-cell office:value-type="float" office:value="300">
            <text:p>300</text:p>
          </table:table-cell>
          <table:table-cell table:formula="of:=[.D1]" office:value-type="float" office:value="5">
            <text:p>5</text:p>
          </table:table-cell>
          <table:table-cell table:formula="of:=[.C18]*[.D18]"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office:value-type="string">
            <text:p>Пластиковые детали</text:p>
          </table:table-cell>
          <table:table-cell office:value-type="string">
            <text:p>3D-принтер</text:p>
          </table:table-cell>
          <table:table-cell office:value-type="float" office:value="100">
            <text:p>100</text:p>
          </table:table-cell>
          <table:table-cell table:formula="of:=[.D1]" office:value-type="float" office:value="5">
            <text:p>5</text:p>
          </table:table-cell>
          <table:table-cell table:formula="of:=[.C19]*[.D19]"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office:value-type="string">
            <text:p>Стекло, СМЛ-площадка</text:p>
          </table:table-cell>
          <table:table-cell office:value-type="string">
            <text:p>Резка стекла, Леруа Мерлен</text:p>
          </table:table-cell>
          <table:table-cell office:value-type="float" office:value="100">
            <text:p>100</text:p>
          </table:table-cell>
          <table:table-cell table:formula="of:=[.D1]" office:value-type="float" office:value="5">
            <text:p>5</text:p>
          </table:table-cell>
          <table:table-cell table:formula="of:=[.C20]*[.D20]"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office:value-type="string">
            <text:p>Амортизация оборудования</text:p>
          </table:table-cell>
          <table:table-cell office:value-type="string">
            <text:p>сами себе</text:p>
          </table:table-cell>
          <table:table-cell office:value-type="float" office:value="500">
            <text:p>500</text:p>
          </table:table-cell>
          <table:table-cell table:formula="of:=[.D1]" office:value-type="float" office:value="5">
            <text:p>5</text:p>
          </table:table-cell>
          <table:table-cell table:formula="of:=[.C21]*[.D21]" office:value-type="float" office:value="2500">
            <text:p>25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Примерная себестоимость 1 принтера</text:p>
          </table:table-cell>
          <table:table-cell table:formula="of:=SUM([.C11:.C15])+SUM([.C17:.C21])+[.C16]/40+[.C3]+[.C5]/24+[.C6]+[.C7]+[.C8]/50+[.C9]/50" office:value-type="float" office:value="12712">
            <text:p>12712</text:p>
          </table:table-cell>
          <table:table-cell/>
          <table:table-cell table:formula="of:=SUM([.E3:.E21])" office:value-type="float" office:value="112380">
            <text:p>112380</text:p>
          </table:table-cell>
          <table:table-cell office:value-type="string">
            <text:p>Сумма вложений для изготовления партии (останется оргстекло, столы и пр для последующих партий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Цена принтера</text:p>
          </table:table-cell>
          <table:table-cell office:value-type="string">
            <text:p>Прибыль</text:p>
          </table:table-cell>
          <table:table-cell office:value-type="string">
            <text:p>От 5 шт</text:p>
          </table:table-cell>
          <table:table-cell office:value-type="string">
            <text:p>Прибыль,% на вложенную сумму</text:p>
          </table:table-cell>
          <table:table-cell table:number-columns-repeated="1020"/>
        </table:table-row>
        <table:table-row table:style-name="ro1">
          <table:table-cell office:value-type="float" office:value="20000">
            <text:p>20000</text:p>
          </table:table-cell>
          <table:table-cell table:formula="of:=[.A25]-[.C22]" office:value-type="float" office:value="7288">
            <text:p>7288</text:p>
          </table:table-cell>
          <table:table-cell table:formula="of:=[.B25]*[.D1]" office:value-type="float" office:value="36440">
            <text:p>36440</text:p>
          </table:table-cell>
          <table:table-cell table:formula="of:=[.C25]/[.E22]*100" office:value-type="float" office:value="32.4256985228688">
            <text:p>32,4256985229</text:p>
          </table:table-cell>
          <table:table-cell table:number-columns-repeated="1020"/>
        </table:table-row>
        <table:table-row table:style-name="ro1">
          <table:table-cell office:value-type="float" office:value="25000">
            <text:p>25000</text:p>
          </table:table-cell>
          <table:table-cell table:formula="of:=[.A26]-[.C22]" office:value-type="float" office:value="12288">
            <text:p>12288</text:p>
          </table:table-cell>
          <table:table-cell table:formula="of:=[.B26]*[.D1]" office:value-type="float" office:value="61440">
            <text:p>61440</text:p>
          </table:table-cell>
          <table:table-cell table:formula="of:=[.C26]/[.E22]*100" office:value-type="float" office:value="54.6716497597437">
            <text:p>54,6716497597</text:p>
          </table:table-cell>
          <table:table-cell table:number-columns-repeated="1020"/>
        </table:table-row>
        <table:table-row table:style-name="ro1">
          <table:table-cell office:value-type="float" office:value="30000">
            <text:p>30000</text:p>
          </table:table-cell>
          <table:table-cell table:formula="of:=[.A27]-[.C22]" office:value-type="float" office:value="17288">
            <text:p>17288</text:p>
          </table:table-cell>
          <table:table-cell table:formula="of:=[.B27]*[.D1]" office:value-type="float" office:value="86440">
            <text:p>86440</text:p>
          </table:table-cell>
          <table:table-cell table:formula="of:=[.C27]/[.E22]*100" office:value-type="float" office:value="76.9176009966186">
            <text:p>76,9176009966</text:p>
          </table:table-cell>
          <table:table-cell office:value-type="string">
            <text:p>X</text:p>
          </table:table-cell>
          <table:table-cell office:value-type="string">
            <text:p>если сделать принтеры за месяц и тут же продать, можно получить 85 тыс.</text:p>
          </table:table-cell>
          <table:table-cell table:number-columns-repeated="1018"/>
        </table:table-row>
        <table:table-row table:style-name="ro1">
          <table:table-cell office:value-type="float" office:value="35000">
            <text:p>35000</text:p>
          </table:table-cell>
          <table:table-cell table:formula="of:=[.A28]-[.C22]" office:value-type="float" office:value="22288">
            <text:p>22288</text:p>
          </table:table-cell>
          <table:table-cell table:formula="of:=[.B28]*[.D1]" office:value-type="float" office:value="111440">
            <text:p>111440</text:p>
          </table:table-cell>
          <table:table-cell table:formula="of:=[.C28]/[.E22]*100" office:value-type="float" office:value="99.1635522334935">
            <text:p>99,1635522335</text:p>
          </table:table-cell>
          <table:table-cell/>
          <table:table-cell office:value-type="string">
            <text:p>Минус аренда (10), интернет (5), еда (6), электричество (1), зарплата Лехе (5) = 58 тыщ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table:formula="of:=[.A29]-[.C22]" office:value-type="float" office:value="27288">
            <text:p>27288</text:p>
          </table:table-cell>
          <table:table-cell table:formula="of:=[.B29]*[.D1]" office:value-type="float" office:value="136440">
            <text:p>136440</text:p>
          </table:table-cell>
          <table:table-cell table:formula="of:=[.C29]/[.E22]*100" office:value-type="float" office:value="121.409503470368">
            <text:p>121,4095034704</text:p>
          </table:table-cell>
          <table:table-cell/>
          <table:table-cell table:formula="of:=85-10-5-6-1-5" office:value-type="float" office:value="58">
            <text:p>58</text:p>
          </table:table-cell>
          <table:table-cell table:number-columns-repeated="1018"/>
        </table:table-row>
        <table:table-row table:style-name="ro1">
          <table:table-cell office:value-type="string">
            <text:p>Месяц тяжелой работы, сверление на станках без опыта, настройка новой электроники, для нее еще и не сделан корпус – и за все трудности 60 тыщ. Капец.</text:p>
          </table:table-cell>
          <table:table-cell table:number-columns-repeated="1023"/>
        </table:table-row>
        <table:table-row table:style-name="ro1">
          <table:table-cell office:value-type="string">
            <text:p>Хотя опыт, конечно, хороший. В случае развития дела =)</text:p>
          </table:table-cell>
          <table:table-cell table:number-columns-repeated="1023"/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8.08.2012</text:date>, <text:time>14:26:1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nswer</meta:initial-creator>
    <meta:creation-date>2012-08-06T02:59:19.18</meta:creation-date>
    <dc:date>2012-08-08T14:26:13.18</dc:date>
    <dc:creator>Andrew Answer</dc:creator>
    <meta:editing-duration>PT2H54M31S</meta:editing-duration>
    <meta:editing-cycles>37</meta:editing-cycles>
    <meta:generator>OpenOffice.org/3.4$Win32 OpenOffice.org_project/340m1$Build-9590</meta:generator>
    <meta:document-statistic meta:table-count="3" meta:cell-count="143" meta:object-count="0"/>
  </office:meta>
</office:document-meta>
</file>